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5cm" table:align="margins" style:writing-mode="lr-tb"/>
    </style:style>
    <style:style style:name="Таблица1.A" style:family="table-column">
      <style:table-column-properties style:column-width="3.5cm" style:rel-column-width="1310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>
        <style:tab-stops>
          <style:tab-stop style:position="8.25cm" style:type="center"/>
          <style:tab-stop style:position="16.501cm" style:type="right"/>
          <style:tab-stop style:position="17.304cm" style:type="right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Standard">
      <style:text-properties officeooo:paragraph-rsid="0025fffd"/>
    </style:style>
    <style:style style:name="P4" style:family="paragraph" style:parent-style-name="Standard">
      <style:text-properties officeooo:rsid="0025fffd" officeooo:paragraph-rsid="0025fffd"/>
    </style:style>
    <style:style style:name="P5" style:family="paragraph" style:parent-style-name="Standard">
      <style:text-properties officeooo:paragraph-rsid="002669f7"/>
    </style:style>
    <style:style style:name="P6" style:family="paragraph" style:parent-style-name="Standard">
      <style:text-properties officeooo:rsid="002669f7" officeooo:paragraph-rsid="002669f7"/>
    </style:style>
    <style:style style:name="P7" style:family="paragraph" style:parent-style-name="Header">
      <style:paragraph-properties>
        <style:tab-stops>
          <style:tab-stop style:position="8.25cm" style:type="center"/>
          <style:tab-stop style:position="16.501cm" style:type="right"/>
          <style:tab-stop style:position="17.304cm" style:type="right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Header">
      <style:text-properties fo:font-size="14pt" style:font-size-asian="14pt" style:font-size-complex="14pt"/>
    </style:style>
    <style:style style:name="P9" style:family="paragraph" style:parent-style-name="Standard">
      <style:text-properties officeooo:paragraph-rsid="002669f7"/>
    </style:style>
    <style:style style:name="P10" style:family="paragraph" style:parent-style-name="Standard">
      <style:text-properties officeooo:paragraph-rsid="002bbf4e"/>
    </style:style>
    <style:style style:name="P11" style:family="paragraph" style:parent-style-name="Standard">
      <style:text-properties officeooo:paragraph-rsid="002bf9d3"/>
    </style:style>
    <style:style style:name="P12" style:family="paragraph" style:parent-style-name="Standard">
      <style:text-properties officeooo:paragraph-rsid="002ce3d5"/>
    </style:style>
    <style:style style:name="P13" style:family="paragraph" style:parent-style-name="Standard">
      <style:text-properties officeooo:paragraph-rsid="002f24ed"/>
    </style:style>
    <style:style style:name="P14" style:family="paragraph" style:parent-style-name="Standard">
      <style:text-properties officeooo:paragraph-rsid="00324949"/>
    </style:style>
    <style:style style:name="P15" style:family="paragraph" style:parent-style-name="Standard">
      <style:text-properties officeooo:paragraph-rsid="003651f7"/>
    </style:style>
    <style:style style:name="P16" style:family="paragraph" style:parent-style-name="Standard">
      <style:text-properties officeooo:paragraph-rsid="00378594"/>
    </style:style>
    <style:style style:name="P17" style:family="paragraph" style:parent-style-name="Standard">
      <style:paragraph-properties fo:text-align="center" style:justify-single-word="false"/>
      <style:text-properties officeooo:paragraph-rsid="00324949"/>
    </style:style>
    <style:style style:name="P18" style:family="paragraph" style:parent-style-name="Standard">
      <style:text-properties officeooo:paragraph-rsid="00409af0"/>
    </style:style>
    <style:style style:name="P19" style:family="paragraph" style:parent-style-name="Standard">
      <style:text-properties officeooo:paragraph-rsid="0042689f"/>
    </style:style>
    <style:style style:name="P20" style:family="paragraph" style:parent-style-name="Table_20_Contents">
      <style:text-properties officeooo:paragraph-rsid="002e0c1e"/>
    </style:style>
    <style:style style:name="P2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T1" style:family="text">
      <style:text-properties style:use-window-font-color="true" loext:opacity="0%" style:font-name="Times New Roman" fo:font-size="13pt" fo:language="ru" fo:country="RU" officeooo:rsid="0025fffd" style:font-name-asian="Times New Roman" style:font-size-asian="13pt" style:font-name-complex="Times New Roman" style:font-size-complex="12pt" style:language-complex="ar" style:country-complex="SA"/>
    </style:style>
    <style:style style:name="T2" style:family="text">
      <style:text-properties style:use-window-font-color="true" loext:opacity="0%" style:font-name="Times New Roman" fo:font-size="13pt" fo:language="ru" fo:country="RU" officeooo:rsid="002669f7" style:font-name-asian="Times New Roman" style:font-size-asian="13pt" style:font-name-complex="Times New Roman" style:font-size-complex="12pt" style:language-complex="ar" style:country-complex="SA"/>
    </style:style>
    <style:style style:name="T3" style:family="text">
      <style:text-properties officeooo:rsid="0025fffd"/>
    </style:style>
    <style:style style:name="T4" style:family="text">
      <style:text-properties officeooo:rsid="002669f7"/>
    </style:style>
    <style:style style:name="T5" style:family="text">
      <style:text-properties officeooo:rsid="002e0c1e"/>
    </style:style>
    <style:style style:name="T6" style:family="text">
      <style:text-properties officeooo:rsid="00340fb0"/>
    </style:style>
    <style:style style:name="T7" style:family="text">
      <style:text-properties officeooo:rsid="00347331"/>
    </style:style>
    <style:style style:name="T8" style:family="text">
      <style:text-properties officeooo:rsid="00352734"/>
    </style:style>
    <style:style style:name="T9" style:family="text">
      <style:text-properties fo:language="ru" fo:country="RU" officeooo:rsid="00397ce3"/>
    </style:style>
    <style:style style:name="T10" style:family="text">
      <style:text-properties officeooo:rsid="003cd12c"/>
    </style:style>
    <style:style style:name="T11" style:family="text">
      <style:text-properties officeooo:rsid="003dce37"/>
    </style:style>
    <style:style style:name="T12" style:family="text">
      <style:text-properties officeooo:rsid="003fa9a1"/>
    </style:style>
    <style:style style:name="T13" style:family="text">
      <style:text-properties officeooo:rsid="00409af0"/>
    </style:style>
    <style:style style:name="T14" style:family="text">
      <style:text-properties officeooo:rsid="004182ea"/>
    </style:style>
    <style:style style:name="T15" style:family="text">
      <style:text-properties officeooo:rsid="0042689f"/>
    </style:style>
    <style:style style:name="T16" style:family="text">
      <style:text-properties officeooo:rsid="0043ce33"/>
    </style:style>
    <style:style style:name="T17" style:family="text">
      <style:text-properties officeooo:rsid="004471f5"/>
    </style:style>
    <style:style style:name="T18" style:family="text">
      <style:text-properties officeooo:rsid="004520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Подписка</text:p>
      <text:p text:style-name="Standard"><text:tab/>Мне, сотруднику , в соответствии с ч.2 ст.199 УПК России разъяснены права и ответственность эксперта, предусмотренные ст.57 УПК России. </text:p>
      <text:p text:style-name="P3"><text:tab/>Об ответственности за дачу заведомо ложного заключения по ст.307 УК России и за разглашение данных предварительного расследования предупрежден. </text:p>
      <text:p text:style-name="P3"><text:tab/><text:tab/><text:tab/>З А К Л Ю Ч Е Н И Е <text:s text:c="8"/>Э К С П Е Р Т А </text:p>
      <text:p text:style-name="P3">№ <text:tab/><text:tab/><text:tab/><text:tab/><text:tab/><text:tab/><text:tab/><text:tab/><text:tab/><text:tab/><text:tab/>от <text:span text:style-name="T4">2023</text:span> г. </text:p>
      <text:p text:style-name="P3"><text:span text:style-name="T3"><text:tab/>Э</text:span>ксперт произвел компьютерно-техническую судебную экспертизу. на судебную экспертизу поступили: </text:p>
      <text:p text:style-name="P3"><text:tab/>1. Системны<text:span text:style-name="T1">й</text:span> блок.</text:p>
      <text:p text:style-name="P4"><text:tab/>2. Ноутбук</text:p>
      <text:p text:style-name="P3"><text:span text:style-name="T3"><text:tab/>3</text:span>. Накопитель на жестком магнитном диске (НЖМД).</text:p>
      <text:p text:style-name="P4"><text:tab/>4. Флеш-накопитель</text:p>
      <text:p text:style-name="P3"><text:span text:style-name="T3"><text:tab/>5</text:span>. Постановление о назначении экспертизы.</text:p>
      <text:p text:style-name="P3"><text:tab/>Перед экспертом поставлены вопросы: </text:p>
      <text:p text:style-name="P3"><text:tab/>1)Системные блоки и жесткий диск какой модели представлены на исследование? Каковы технические характеристики системных блоков и жесткого диска? </text:p>
      <text:p text:style-name="P5"><text:tab/>2)Исправны ли системные блоки и жесткий диск, представленные на исследование? </text:p>
      <text:p text:style-name="P5"><text:span text:style-name="T4"><text:tab/>3</text:span>)Какую информацию содержат предъявленные на экспертизу системные блоки и жесткий диск, ее назначение и возможность использования? </text:p>
      <text:p text:style-name="P5"><text:span text:style-name="T4"><text:tab/>4</text:span>)Какие программы содержатся на предъявленных системных блоках и жестком диске? Каково их назначение и возможность использования?</text:p>
      <text:p text:style-name="P6"><text:tab/>5) Какого источники получения обнаруженных программ?</text:p>
      <text:p text:style-name="P5"><text:span text:style-name="T4"><text:tab/>6</text:span>)Имеется ли уничтоженная информация на представленных системных блоках и жестком диске? Возможно ли ее восстановление? Если да, то каково ее содержание, возможности использования? </text:p>
      <text:p text:style-name="P5"><text:span text:style-name="T2"><text:tab/>7</text:span>)Возможно ли восстановление стертых файлов? Возможно ли восстановление дефектных магнитных носителей информации? Каково содержание восстановленных файлов? </text:p>
      <text:p text:style-name="P5"/>
      <text:p text:style-name="P5"><text:tab/>Внешний осмотр поступившей на экспертизу компьютерной техники <text:line-break/></text:p>
      <text:p text:style-name="P5"><text:tab/>-Системный блок (эксперт вводит обозначение - системный блок №1) в корпусе серого цвета типоразмера «MiddleTower» максимальными размерами 44,5Х19,5Х46,0 см (высота Х ширина Х длина). Лицевая сторона системного блока и часть верхней крышки системного блока заклеены фрагментом бумаги белого цвета на поверхности которого находятся оттиски мастичной круглой печати и две подписи. Задняя сторона системного блока и части боковых крышек системного блока заклеены фрагментом бумаги белого цвета на поверхности которого находятся оттиски мастичной круглой печати и пояснительный рукописный текст: «Понятые: (подпись) (подпись) Следователь (подпись)». Описанные фрагменты бумаги не повреждены. Левая боковая сторона системного блока имеет прозрачную вставку. </text:p>
      <text:p text:style-name="P5"/>
      <text:p text:style-name="P5"><text:tab/>-Прозрачный бесцветный полимерный пакет горловина которого перевязана шпагатом белого цвета. Концы шпагата заклеены листом бумаги на поверхности которого имеется рукописный текст « Понятые: (подпись) (подпись) Следователь: (подпись)». Целостность упаковки видимых повреждений не имеет. При вскрытии <text:soft-page-break/>упаковки извлечен накопитель на жестких магнитных дисках (эксперт вводит обозначение – НЖМД №4) фирмы Seagate марки U Series 5 модель ST320413A серийный номер 5ED3GC22. </text:p>
      <text:p text:style-name="P5"/>
      <text:p text:style-name="P5"><text:tab/>ИССЛЕДОВАНИЕ </text:p>
      <text:p text:style-name="P5"><text:tab/>1. План исследования Исследование компьютерной техники, поступившей на экспертизу, проводилось в следующей последовательности:</text:p>
      <text:p text:style-name="P5"/>
      <text:p text:style-name="P5"><text:tab/>1.Исследование состояния системного блока и определения его технических характеристик. </text:p>
      <text:p text:style-name="P5"><text:tab/>2.Исследование состояния накопителя (НЖМД) и определение его технических характеристик. </text:p>
      <text:p text:style-name="P5"><text:tab/>3.Исследование файловой системы и информации на НЖМД. </text:p>
      <text:p text:style-name="P5"><text:tab/>4.Исследование программного обеспечения на НЖМД. </text:p>
      <text:p text:style-name="P5"><text:tab/>5.Исследование компьютерной информации с целью поиска текстовых файлов. <text:tab/>6.Исследование компьютерной информации с целью поиска удаленных файлов и их последующего восстановления. </text:p>
      <text:p text:style-name="P5"/>
      <text:p text:style-name="P5"><text:tab/>2. Методика исследования системных блоков.</text:p>
      <text:p text:style-name="P5"><text:tab/>2.1. Исследование состояния каждого системного блока проводилось по</text:p>
      <text:p text:style-name="P5">следующей методике:</text:p>
      <text:p text:style-name="P5"><text:tab/>- производилось вскрытие корпуса системного блока;</text:p>
      <text:p text:style-name="P5"><text:tab/>- визуальным осмотром устанавливался состав внутренних аппаратных</text:p>
      <text:p text:style-name="P5">компонентов (комплектующих устройств) представленного на исследование системного</text:p>
      <text:p text:style-name="P5">блока;</text:p>
      <text:p text:style-name="P5"><text:tab/>- из системного блока извлекался НЖМД; процедура изъятия носителя данных</text:p>
      <text:p text:style-name="P5">обусловлена требованием полной сохранности исследуемой информации путем</text:p>
      <text:p text:style-name="P5">обеспечения условий, исключающих какую-либо запись на них новых данных;</text:p>
      <text:p text:style-name="P5"><text:tab/>- к системному блоку в соответствии с эксплуатационными правилами</text:p>
      <text:p text:style-name="P5">подключалось электропитание, монитор и клавиатура;</text:p>
      <text:p text:style-name="P5"><text:tab/>- системный блок включался, производилась загрузка операционной системы с</text:p>
      <text:p text:style-name="P5">системной дискеты эксперта, определение установленной системной даты и времени,</text:p>
      <text:p text:style-name="P5">диагностирование входящих в системный блок устройств.</text:p>
      <text:p text:style-name="P5"><text:tab/>2.2. Исследование состояния носителей данных .</text:p>
      <text:p text:style-name="P5"><text:tab/>2.2.1. Исследование состояния НЖМД проводилось последовательно по</text:p>
      <text:p text:style-name="P5">следующей методике:</text:p>
      <text:p text:style-name="P5"><text:tab/>- визуальным осмотром устанавливался интерфейс, состояние перемычек и</text:p>
      <text:p text:style-name="P5">переключателей НЖМД;</text:p>
      <text:p text:style-name="P5"><text:tab/>- исследуемый НЖМД помещался во внешний корпус для быстрой смены НЖМД,</text:p>
      <text:p text:style-name="P5">подключался к лабораторному компьютеру по USB-порту (сохранность данных на</text:p>
      <text:p text:style-name="P5">исследуемых НЖМД обеспечивалось программой NCSF Software Write-block XP</text:p>
      <text:p text:style-name="P5">организации National Center For Forensic Science);</text:p>
      <text:p text:style-name="P5"><text:tab/>- производилась загрузка операционной системы с системной дискеты эксперта и</text:p>
      <text:p text:style-name="P5">определялись технические параметры НЖМД (количество цилиндров, сторон (головок),</text:p>
      <text:p text:style-name="P5">секторов на треке, количество секторов, размеров секторов и емкости);</text:p>
      <text:p text:style-name="P5"><text:tab/>- выявлялись таблицы разделов НЖМД с определением их основных параметров</text:p>
      <text:p text:style-name="P5">(начало и конец раздела, тип файловой системы, идентификаторы и метки разделов,</text:p>
      <text:p text:style-name="P5">размер и количество кластеров);</text:p>
      <text:p text:style-name="P5"><text:soft-page-break/><text:tab/>- определялась логическая адресация системных областей разделов НЖМД;</text:p>
      <text:p text:style-name="P5"><text:tab/>- производился поиск признаков повреждения целостности структуры данных</text:p>
      <text:p text:style-name="P5">(несоответствие заявленных параметров раздела фактическим, наличие сбойных,</text:p>
      <text:p text:style-name="P5">потерянных кластеров) и устанавливалась возможность доступа к данным на исследуемых</text:p>
      <text:p text:style-name="P5">НЖМД;</text:p>
      <text:p text:style-name="P5"><text:tab/>- производилось создание файлов-образов, содержащих точные копии исследуемых НЖМД на вспомогательном НЖМД лабораторного компьютера путем посекторного копирования с фиксацией технических параметров форматов носителей с использованием специального программного обеспечения для экспертного исследования компьютерных</text:p>
      <text:p text:style-name="P5">носителей информации;</text:p>
      <text:p text:style-name="P5"><text:tab/>- осуществлялся вывод в файл на НЖМД лабораторного компьютера списка всех</text:p>
      <text:p text:style-name="P5">папок (каталогов) и файлов логических дисков исследуемых НЖМД.</text:p>
      <text:p text:style-name="P5"><text:tab/>2.2. Исследование файловой системы и информации на НЖМД системных блоков,</text:p>
      <text:p text:style-name="P5">поступивших на экспертизу проводилось по следующей методике:</text:p>
      <text:p text:style-name="P5"><text:tab/>- производился поиск файлов с расширением имен, соответствующим программамархиваторам; выявленные архивные файлы разархивировались в отдельную папку</text:p>
      <text:p text:style-name="P5">(каталог) на НЖМД лабораторного компьютера;</text:p>
      <text:p text:style-name="P5"><text:tab/>- производился поиск удаленных файлов; файлы, подлежащие восстановлению,</text:p>
      <text:p text:style-name="P5">восстанавливались в отдельную папку (каталог) НЖМД лабораторного компьютера;</text:p>
      <text:p text:style-name="P5"><text:tab/>- производился поиск скрытых (зашифрованных) данных (логических и</text:p>
      <text:p text:style-name="P5">виртуальных дисков, папок (каталогов) и файлов данных);</text:p>
      <text:p text:style-name="P5"><text:tab/>- определялись признаки поиска информации (ключевые слова, изображения,</text:p>
      <text:p text:style-name="P5">расширения имен файлов и т.д.), соответствующие задачам исследования;</text:p>
      <text:p text:style-name="P5"><text:tab/>- производился поиск файлов, содержащих искомые признаки с помощью</text:p>
      <text:p text:style-name="P5">специальных программ поиска информации на исследуемом носителе данных (точной</text:p>
      <text:p text:style-name="P5">копии) и в каталогах с восстановленными и разархивированными файлами на</text:p>
      <text:p text:style-name="P5">лабораторном компьютере;</text:p>
      <text:p text:style-name="P5"><text:tab/>- осуществлялся просмотр (визуализация) выявленных файлов, содержащих</text:p>
      <text:p text:style-name="P5">искомые признаки с помощью соответствующего программного обеспечения;</text:p>
      <text:p text:style-name="P5"><text:tab/>- производилась распечатка информации из файлов, содержание которых</text:p>
      <text:p text:style-name="P5">соответствует задачам исследования;</text:p>
      <text:p text:style-name="P5"><text:tab/>- производилась запись файлов, содержание которых соответствует задачам</text:p>
      <text:p text:style-name="P5">исследования, на оптический компакт-диск.</text:p>
      <text:p text:style-name="P5"/>
      <text:p text:style-name="P10"><text:tab/>3. Экспертное оборудование и методическая литература, использованные при проведении исследования</text:p>
      <text:p text:style-name="P10"><text:tab/>3.1. Аппаратно-программный комплекс для экспертного исследования компьютерных носителей информации в составе: - персональная ЭВМ на базе процессора Intel Celeron 2,4 ГГц; - лазерный принтер «HP LaserJet 1200» производства «Hewlett Packard» (США). -программное обеспечение для экспертного исследования компьютерных носителей информации «EnCase Forensic Edition v.4.20» производства «Guidance Software Inc.» ; -операционная система «Microsoft Windows XP Professional» производства «Microsoft» ; -прикладное программное обеспечение «Microsoft Office XP Professional» производства «Microsoft» (США); -сервисное программное обеспечение <text:soft-page-break/>PowerQuest Partition Magic 8.0; -сервисное программное обеспечение NTFS Software Write-block XP (блокиратор записи разработанного National Center For Forensic Science); -сервисное программное обеспечение WinRAR 3.0.</text:p>
      <text:p text:style-name="P10"/>
      <text:p text:style-name="P11"><text:tab/>4. Результаты исследования</text:p>
      <text:p text:style-name="P12"><text:tab/>4.1. Исследование состояния системного блока №1 Визуальным осмотром выявлено, что корпус внешних повреждений не имеет. Представленный системный блок состоит из следующих комплектующих:</text:p>
      <text:p text:style-name="P12">Таблица №1.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Table_20_Contents">Комплектующие</text:p>
          </table:table-cell>
          <table:table-cell table:style-name="Таблица1.A1" office:value-type="string">
            <text:p text:style-name="Table_20_Contents">Фирма</text:p>
            <text:p text:style-name="Table_20_Contents">изготовитель,</text:p>
            <text:p text:style-name="Table_20_Contents">Марка</text:p>
          </table:table-cell>
          <table:table-cell table:style-name="Таблица1.A1" office:value-type="string">
            <text:p text:style-name="Table_20_Contents">Модель </text:p>
          </table:table-cell>
          <table:table-cell table:style-name="Таблица1.A1" office:value-type="string">
            <text:p text:style-name="Table_20_Contents">Серийный номер </text:p>
          </table:table-cell>
          <table:table-cell table:style-name="Таблица1.E1" office:value-type="string">
            <text:p text:style-name="Table_20_Contents">Примечание </text:p>
          </table:table-cell>
        </table:table-row>
        <table:table-row>
          <table:table-cell table:style-name="Таблица1.A2" office:value-type="string">
            <text:p text:style-name="Table_20_Contents">Материнская плата </text:p>
          </table:table-cell>
          <table:table-cell table:style-name="Таблица1.A2" office:value-type="string">
            <text:p text:style-name="Table_20_Contents">LanParty </text:p>
          </table:table-cell>
          <table:table-cell table:style-name="Таблица1.A2" office:value-type="string">
            <text:p text:style-name="Table_20_Contents">LP NFII Ultra B </text:p>
          </table:table-cell>
          <table:table-cell table:style-name="Таблица1.A2" office:value-type="string">
            <text:p text:style-name="Table_20_Contents">P35-1K1-1FD9 </text:p>
          </table:table-cell>
          <table:table-cell table:style-name="Таблица1.E2" office:value-type="string">
            <text:p text:style-name="Table_20_Contents">P/N: NF2001-5 Другие маркировочные обозначения: 000129F06356 и 000129F0633F </text:p>
          </table:table-cell>
        </table:table-row>
        <table:table-row>
          <table:table-cell table:style-name="Таблица1.A2" office:value-type="string">
            <text:p text:style-name="Table_20_Contents">Процессор </text:p>
          </table:table-cell>
          <table:table-cell table:style-name="Таблица1.A2" office:value-type="string">
            <text:p text:style-name="Table_20_Contents">AMD, Athlon </text:p>
          </table:table-cell>
          <table:table-cell table:style-name="Таблица1.A2" office:value-type="string">
            <text:p text:style-name="Table_20_Contents"><text:s/></text:p>
          </table:table-cell>
          <table:table-cell table:style-name="Таблица1.A2" office:value-type="string">
            <text:p text:style-name="P20">TO89236I41313</text:p>
          </table:table-cell>
          <table:table-cell table:style-name="Таблица1.E2" office:value-type="string">
            <text:p text:style-name="Table_20_Contents">Другие маркировочные обозначения: AXDA2600DKV4D И UQYHA0437EPMW </text:p>
          </table:table-cell>
        </table:table-row>
        <table:table-row>
          <table:table-cell table:style-name="Таблица1.A2" office:value-type="string">
            <text:p text:style-name="Table_20_Contents">Модуль памяти </text:p>
          </table:table-cell>
          <table:table-cell table:style-name="Таблица1.A2" office:value-type="string">
            <text:p text:style-name="Table_20_Contents">nynix </text:p>
          </table:table-cell>
          <table:table-cell table:style-name="Таблица1.A2" office:value-type="string">
            <text:p text:style-name="Table_20_Contents">PC3200U30330 512MB DDR 400MHZ </text:p>
          </table:table-cell>
          <table:table-cell table:style-name="Таблица1.A2" office:value-type="string">
            <text:p text:style-name="Table_20_Contents">HYMD26464B8R-D43 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Дисковод (НГМД) </text:p>
          </table:table-cell>
          <table:table-cell table:style-name="Таблица1.A2" office:value-type="string">
            <text:p text:style-name="Table_20_Contents">ALPS ELECTRIC CO., LTD </text:p>
          </table:table-cell>
          <table:table-cell table:style-name="Таблица1.A2" office:value-type="string">
            <text:p text:style-name="Table_20_Contents">DF354H168F </text:p>
          </table:table-cell>
          <table:table-cell table:style-name="Таблица1.A2" office:value-type="string">
            <text:p text:style-name="Table_20_Contents">8A177204 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НЖМД </text:p>
          </table:table-cell>
          <table:table-cell table:style-name="Таблица1.A2" office:value-type="string">
            <text:p text:style-name="Table_20_Contents">Seagate, Barracuda 7200.7 </text:p>
          </table:table-cell>
          <table:table-cell table:style-name="Таблица1.A2" office:value-type="string">
            <text:p text:style-name="Table_20_Contents">ST3120026A </text:p>
          </table:table-cell>
          <table:table-cell table:style-name="Таблица1.A2" office:value-type="string">
            <text:p text:style-name="Table_20_Contents">3JT1AP04 </text:p>
          </table:table-cell>
          <table:table-cell table:style-name="Таблица1.E2" office:value-type="string">
            <text:p text:style-name="Table_20_Contents">Эксперт вводит обозначение - НЖМД №1 </text:p>
          </table:table-cell>
        </table:table-row>
        <table:table-row>
          <table:table-cell table:style-name="Таблица1.A2" office:value-type="string">
            <text:p text:style-name="Table_20_Contents">Видео-карт<text:span text:style-name="T5">а</text:span></text:p>
          </table:table-cell>
          <table:table-cell table:style-name="Таблица1.A2" office:value-type="string">
            <text:p text:style-name="Table_20_Contents">ATI, ATI 9600 TV/DVI 128D </text:p>
          </table:table-cell>
          <table:table-cell table:style-name="Таблица1.A2" office:value-type="string">
            <text:p text:style-name="Table_20_Contents">VD0092 0442010305 </text:p>
          </table:table-cell>
          <table:table-cell table:style-name="Таблица1.A2" office:value-type="string">
            <text:p text:style-name="Table_20_Contents">0442010305 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>Модем </text:p>
          </table:table-cell>
          <table:table-cell table:style-name="Таблица1.A2" office:value-type="string">
            <text:p text:style-name="Table_20_Contents">ACORP </text:p>
          </table:table-cell>
          <table:table-cell table:style-name="Таблица1.A2" office:value-type="string">
            <text:p text:style-name="Table_20_Contents">Sprinter 56k Soft PCI </text:p>
          </table:table-cell>
          <table:table-cell table:style-name="Таблица1.A2" office:value-type="string">
            <text:p text:style-name="Table_20_Contents">HH0204938790 </text:p>
          </table:table-cell>
          <table:table-cell table:style-name="Таблица1.E2" office:value-type="string">
            <text:p text:style-name="Table_20_Contents"/>
          </table:table-cell>
        </table:table-row>
      </table:table>
      <text:p text:style-name="P13"><text:tab/>Для последующего исследования на стендовом экспертном оборудовании произведено изъятие из системного блока указанного НЖМД №1. </text:p>
      <text:p text:style-name="P13"><text:tab/>В результате исследования состояния системного блока без НЖМД установлено: · <text:tab/>- Значение системной даты, имеющееся в представленном на исследование системном блоке соответствует текущей. </text:p>
      <text:p text:style-name="P13"><text:tab/>- Значение системного времени, имеющееся в представленном на исследование системном блоке, отстает от текущего на 3 минуты.</text:p>
      <text:p text:style-name="P13"><text:soft-page-break/><text:tab/>- Процесс загрузки операционной системы с загрузочного диска эксперта производится полностью.</text:p>
      <text:p text:style-name="P13"><text:tab/>- <text:s/>Имеющийся накопитель на гибких магнитных дисках (3,5 дюйма) – находится в работоспособном состоянии (осуществляется чтение и запись на гибкий магнитный диск эксперта).</text:p>
      <text:p text:style-name="P13"><text:tab/>- Имеющийся накопитель (DVD-RW) фирмы NEC Corporation находится в работоспособном состоянии (осуществляется чтение и запись на диск (DVD-R) эксперта).</text:p>
      <text:p text:style-name="P13"/>
      <text:p text:style-name="P14"><text:tab/>5. Исследование информации на НЖМД.</text:p>
      <text:p text:style-name="P14"><text:tab/>5.1.Исследование состояния накопителей на жестких магнитных дисках (НЖМД №№1-4). Исследуемы<text:span text:style-name="T6">й</text:span> НЖМД №1 подключал<text:span text:style-name="T6">лся</text:span> к лабораторному компьютеру в качестве внешнего съемного диска по USB-шине. Исследуемые НЖМД защищались от записи с помощью программного средства блокирования записи NTFS Software Write-block XP (блокиратора записи разработанного National Center For Forensic Science). Основные характеристики НЖМД №<text:span text:style-name="T7">1</text:span> получены с помощью программного обеспечения для экспертного исследования компьютерных носителей информации EnCase Forensic Edition v.4.20 и программы partinfo.exe из комплекта PowerQuest Partition Magic 8.0. В результате исследования установлено:</text:p>
      <text:p text:style-name="P16"><text:tab/>- Количество цилиндров в системе адресации CHS 14593;</text:p>
      <text:p text:style-name="P16"><text:tab/>- Количество головок в системе адресации CHS 255 ;</text:p>
      <text:p text:style-name="P16"><text:tab/>- Количество секторов на дорожке в системе адресации CHS <text:span text:style-name="T8">63;</text:span></text:p>
      <text:p text:style-name="P16"><text:tab/>- Значение хэш-функции, рассчитанное для НЖМД по алгоритму MD5; 17B21A8B364CA77DA9BC537442795EDB ;</text:p>
      <text:p text:style-name="P16"><text:tab/>- Раздел №1 (С:);</text:p>
      <text:p text:style-name="P16"><text:s text:c="11"/>- Тип раздела FAT32X;</text:p>
      <text:p text:style-name="P16"><text:tab/>- Номер раздела 41B6376B;</text:p>
      <text:p text:style-name="P16"><text:tab/>- Метка раздела SYSTEM ;</text:p>
      <text:p text:style-name="P16"><text:tab/>- Объем раздела (байт) 120031478784 ;</text:p>
      <text:p text:style-name="P15"><text:tab/>- Занято (байт) 51420562432;</text:p>
      <text:p text:style-name="P15"><text:tab/>Исследуемы<text:span text:style-name="T9">й</text:span> НЖМД №1 не имеют повреждений целостности структуры данных, доступ к данным возможен.</text:p>
      <text:p text:style-name="P15"/>
      <text:p text:style-name="P17"><text:tab/>В Ы В О Д Ы :</text:p>
      <text:p text:style-name="P14"><text:tab/>1-<text:span text:style-name="T10">2) </text:span>На экспертизу был представлен НЖМД фирмы Seagate марки U Series 5 модель ST320413A <text:s/>и системны<text:span text:style-name="T11">й</text:span> блок (в которых находя<text:span text:style-name="T11">л</text:span>ся НЖМД 1<text:span text:style-name="T11">). Т</text:span>ак как представленны<text:span text:style-name="T11">й</text:span> системны<text:span text:style-name="T11">й</text:span> блок не являются фирменной сборкой, отнести их к каким-то конкретным моделям не представляется возможным. Комплектация представленн<text:span text:style-name="T11">ого</text:span></text:p>
      <text:p text:style-name="P18">системн<text:span text:style-name="T11">ого</text:span> блок<text:span text:style-name="T11">а</text:span> описана в таблиц<text:span text:style-name="T11">е 1</text:span> заключения эксперта. </text:p>
      <text:p text:style-name="P18"><text:span text:style-name="T13"><text:tab/>П</text:span>ри использовании специализированного технологического оборудования, <text:span text:style-name="T13">было определено</text:span>, что представленны<text:span text:style-name="T13">й</text:span> НЖМД и комплектующие, входящие в состав системн<text:span text:style-name="T13">ого блока</text:span>, находятся в исправном состоянии. Это подтверждает их работоспособность и соответствие техническим характеристикам.</text:p>
      <text:p text:style-name="P21"><text:tab/>Таким образом, НЖМД фирмы Seagate модели ST320413A (НЖМД <text:span text:style-name="T13">1</text:span>), установленный в системном блоке, исправен и готов к дальнейшему использованию. Это подтверждает возможность проведения дальнейшего исследования данных на диске.</text:p>
      <text:p text:style-name="P14"><text:soft-page-break/></text:p>
      <text:p text:style-name="P14"><text:tab/></text:p>
      <text:p text:style-name="P14"><text:span text:style-name="T11"><text:tab/>3-5) </text:span>На НЖМД 1, представленн<text:span text:style-name="T12">ом</text:span> на экспертизу, находится прикладное и системное программное обеспечение, текстовые файлы, графические файлы, архивные файлы, временные файлы и т.д. Эксперт обнаружил на НЖМД вредоносное программное обеспечение, которое, использовалось для запуска другого программного обеспечения без ключа продукта. ПО предназначено для обхода механизмов защиты программного обеспечения и позволяет запускать программы без соответствующего ключа продукта. </text:p>
      <text:p text:style-name="P14"><text:span text:style-name="T14"><text:tab/></text:span><text:span text:style-name="T17">6</text:span><text:span text:style-name="T14">-</text:span><text:span text:style-name="T17">7</text:span><text:span text:style-name="T14">) </text:span>.На НЖМД 1 имеется удаленная информация. Удаленная информация содержит файлы прикладного и системного программного обеспечения, текстовые файлы, графические файлы, архивные файлы, временные файлы и т.д. Частично, данная</text:p>
      <text:p text:style-name="P19">информация может быть корректно восстановлена.</text:p>
      <text:p text:style-name="P19"><text:span text:style-name="T15"><text:tab/>С</text:span>реди восстановленной информации были обнаружены временные файлы, которые были созданы вредоносным программным обеспечением. Это указывает на то, что вредоносное ПО было активно использовано на этом компьютере.</text:p>
      <text:p text:style-name="P19"><text:tab/>Восстановленные данные содержа<text:span text:style-name="T17">т</text:span> кеш браузера. Исследование этого кеша выявило, что пользователь часто посещал сайты с вредоносным контентом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Схема_20_документа" style:display-name="Схема документа" style:family="paragraph" style:parent-style-name="Standard">
      <loext:graphic-properties draw:fill="solid" draw:fill-color="#00ffff"/>
      <style:paragraph-properties fo:margin-left="0cm" fo:margin-right="0cm" fo:text-align="justify" style:justify-single-word="false" fo:orphans="0" fo:widows="0" fo:text-indent="1.251cm" style:auto-text-indent="false" fo:background-color="#00ffff"/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 style:font-size-complex="10pt"/>
    </style:style>
    <style:style style:name="ConsNonformat" style:family="paragraph">
      <style:paragraph-properties fo:orphans="0" fo:widows="0" style:text-autospace="none" style:writing-mode="lr-tb"/>
      <style:text-properties style:use-window-font-color="true" loext:opacity="0%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onsNormal" style:family="paragraph">
      <style:paragraph-properties fo:margin-left="0cm" fo:margin-right="0cm" fo:orphans="0" fo:widows="0" fo:text-indent="1.27cm" style:auto-text-indent="false" style:text-autospace="none" style:writing-mode="lr-tb"/>
      <style:text-properties style:use-window-font-color="true" loext:opacity="0%" style:font-name="Arial1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ConsNonformat_20_Знак" style:display-name="ConsNonformat Знак" style:family="text">
      <style:text-properties style:font-name="Courier New" fo:font-family="'Courier New'" style:font-family-generic="modern" fo:language="ru" fo:country="RU" style:font-name-complex="Courier New" style:font-family-complex="'Courier New'" style:font-family-generic-complex="modern" style:language-complex="ar" style:country-complex="SA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1">
        <style:list-level-properties text:list-level-position-and-space-mode="label-alignment" fo:text-align="end">
          <style:list-level-label-alignment text:label-followed-by="listtab" text:list-tab-stop-position="1.905cm" fo:text-indent="1.27cm"/>
        </style:list-level-properties>
      </text:list-level-style-number>
      <text:list-level-style-number text:level="2" text:style-name="WW8Num2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8.25cm" style:type="center"/>
          <style:tab-stop style:position="16.501cm" style:type="right"/>
          <style:tab-stop style:position="17.304cm" style:type="right"/>
        </style:tab-stops>
      </style:paragraph-properties>
      <style:text-properties fo:font-size="14pt" style:font-size-asian="14pt" style:font-size-complex="14pt"/>
    </style:style>
    <style:style style:name="MP2" style:family="paragraph" style:parent-style-name="Header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cm" fo:margin-bottom="1.27cm" fo:margin-left="2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  <style:header-first>
        <text:p text:style-name="MP1"><text:tab/><text:tab/></text:p>
        <text:p text:style-name="MP2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Бланк 89</dc:title>
    <dc:subject/>
    <meta:keyword/>
    <dc:description/>
    <meta:initial-creator>ВВС</meta:initial-creator>
    <meta:creation-date>2007-08-07T09:30:00</meta:creation-date>
    <dc:date>2024-04-15T12:54:35.314000000</dc:date>
    <meta:print-date>2008-06-29T10:16:00</meta:print-date>
    <meta:editing-cycles>65</meta:editing-cycles>
    <meta:editing-duration>PT7H28M51S</meta:editing-duration>
    <meta:generator>LibreOffice/24.2.0.3$Windows_X86_64 LibreOffice_project/da48488a73ddd66ea24cf16bbc4f7b9c08e9bea1</meta:generator>
    <meta:document-statistic meta:table-count="1" meta:image-count="0" meta:object-count="0" meta:page-count="6" meta:paragraph-count="162" meta:word-count="1594" meta:character-count="13133" meta:non-whitespace-character-count="11511"/>
  </office:meta>
</office:document-meta>
</file>